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4.101cm" fo:min-width="26.04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1.103cm" fo:min-width="3.741cm" draw:shadow="visible" draw:shadow-offset-x="0.102cm" draw:shadow-offset-y="0.102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1.528cm" fo:min-width="3.437cm" draw:shadow="visible" draw:shadow-offset-x="0.102cm" draw:shadow-offset-y="0.102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7.819cm" fo:min-width="3.437cm" draw:shadow="visible" draw:shadow-offset-x="0.102cm" draw:shadow-offset-y="0.102cm"/>
    </style:style>
    <style:style style:name="gr5" style:family="graphic" style:parent-style-name="standard">
      <style:graphic-properties draw:stroke="none" svg:stroke-color="#000000" draw:fill="none" draw:fill-color="#ffffff" fo:min-height="1.03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7.946cm" fo:min-width="3.437cm" draw:shadow="visible" draw:shadow-offset-x="0.102cm" draw:shadow-offset-y="0.102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7.878cm" fo:min-width="3.437cm" draw:shadow="visible" draw:shadow-offset-x="0.102cm" draw:shadow-offset-y="0.102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3.56cm" fo:min-width="3.437cm" draw:shadow="visible" draw:shadow-offset-x="0.102cm" draw:shadow-offset-y="0.10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3.814cm" fo:min-width="3.437cm" draw:shadow="visible" draw:shadow-offset-x="0.102cm" draw:shadow-offset-y="0.102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9999"/>
      <style:paragraph-properties fo:text-align="center"/>
      <style:text-properties fo:color="#ffffff" fo:font-size="14pt" style:font-size-asian="18pt" style:font-size-complex="18pt"/>
    </style:style>
    <style:style style:name="P5" style:family="paragraph">
      <loext:graphic-properties draw:fill-color="#b2b2b2"/>
      <style:paragraph-properties fo:text-align="center"/>
      <style:text-properties fo:color="#ffffff"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-color="#cccccc"/>
      <style:paragraph-properties fo:text-align="center"/>
      <style:text-properties fo:color="#ffffff" fo:font-size="14pt" style:font-size-asian="18pt" style:font-size-complex="18pt"/>
    </style:style>
    <style:style style:name="P8" style:family="paragraph">
      <loext:graphic-properties draw:fill-color="#dddddd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-color="#eeeeee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="none" draw:fill-color="#ffffff"/>
    </style:style>
    <style:style style:name="T1" style:family="text">
      <style:text-properties fo:color="#ffffff" fo:font-size="14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543cm" svg:height="14.351cm" svg:x="1.508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11.811cm" svg:x="1.889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1.778cm" svg:x="2.27cm" svg:y="4.361cm">
          <text:p text:style-name="P3"><text:span text:style-name="T1">Cluster </text:span></text:p>
          <text:p text:style-name="P3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8.069cm" svg:x="2.27cm" svg:y="6.393cm">
          <text:p text:style-name="P3"><text:span text:style-name="T1">Data </text:span></text:p>
          <text:p text:style-name="P3"><text:span text:style-name="T1">Servi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9cm" svg:height="1.28cm" svg:x="3.286cm" svg:y="14.706cm">
          <draw:text-box>
            <text:p><text:span text:style-name="T2">Node 1</text:span></text:p>
          </draw:text-box>
        </draw:frame>
        <draw:custom-shape draw:style-name="gr2" draw:text-style-name="P2" draw:layer="layout" svg:width="4.699cm" svg:height="11.811cm" svg:x="7.154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1.778cm" svg:x="7.535cm" svg:y="4.361cm">
          <text:p text:style-name="P3"><text:span text:style-name="T1">Cluster </text:span></text:p>
          <text:p text:style-name="P3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937cm" svg:height="8.196cm" svg:x="7.535cm" svg:y="6.393cm">
          <text:p text:style-name="P3"><text:span text:style-name="T1">Data </text:span></text:p>
          <text:p text:style-name="P3"><text:span text:style-name="T1">Servi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9cm" svg:height="1.28cm" svg:x="8.551cm" svg:y="14.706cm">
          <draw:text-box>
            <text:p><text:span text:style-name="T2">Node 2</text:span></text:p>
          </draw:text-box>
        </draw:frame>
        <draw:custom-shape draw:style-name="gr2" draw:text-style-name="P2" draw:layer="layout" svg:width="4.699cm" svg:height="11.811cm" svg:x="12.419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1.778cm" svg:x="12.8cm" svg:y="4.361cm">
          <text:p text:style-name="P3"><text:span text:style-name="T1">Cluster </text:span></text:p>
          <text:p text:style-name="P3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937cm" svg:height="8.128cm" svg:x="12.8cm" svg:y="6.461cm">
          <text:p text:style-name="P3"><text:span text:style-name="T1">Index </text:span></text:p>
          <text:p text:style-name="P3"><text:span text:style-name="T1">Servi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9cm" svg:height="1.28cm" svg:x="13.816cm" svg:y="14.706cm">
          <draw:text-box>
            <text:p><text:span text:style-name="T2">Node 3</text:span></text:p>
          </draw:text-box>
        </draw:frame>
        <draw:custom-shape draw:style-name="gr2" draw:text-style-name="P2" draw:layer="layout" svg:width="4.699cm" svg:height="11.811cm" svg:x="17.684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1.778cm" svg:x="18.065cm" svg:y="4.361cm">
          <text:p text:style-name="P3"><text:span text:style-name="T1">Cluster </text:span></text:p>
          <text:p text:style-name="P3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937cm" svg:height="8.128cm" svg:x="18.065cm" svg:y="6.461cm">
          <text:p text:style-name="P3"><text:span text:style-name="T1">Index </text:span></text:p>
          <text:p text:style-name="P3"><text:span text:style-name="T1">Servi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9cm" svg:height="1.28cm" svg:x="19.081cm" svg:y="14.706cm">
          <draw:text-box>
            <text:p><text:span text:style-name="T2">Node 4</text:span></text:p>
          </draw:text-box>
        </draw:frame>
        <draw:custom-shape draw:style-name="gr2" draw:text-style-name="P2" draw:layer="layout" svg:width="4.699cm" svg:height="11.811cm" svg:x="22.844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1.778cm" svg:x="23.225cm" svg:y="4.361cm">
          <text:p text:style-name="P3"><text:span text:style-name="T1">Cluster </text:span></text:p>
          <text:p text:style-name="P3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37cm" svg:height="3.81cm" svg:x="23.225cm" svg:y="6.461cm">
          <text:p text:style-name="P3"><text:span text:style-name="T2">Query </text:span></text:p>
          <text:p text:style-name="P3"><text:span text:style-name="T2">Servic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937cm" svg:height="4.064cm" svg:x="23.225cm" svg:y="10.525cm">
          <text:p text:style-name="P3"><text:span text:style-name="T2">Search </text:span></text:p>
          <text:p text:style-name="P3"><text:span text:style-name="T2">Servi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9cm" svg:height="1.28cm" svg:x="24.241cm" svg:y="14.706cm">
          <draw:text-box>
            <text:p><text:span text:style-name="T2">Node 5</text:span></text:p>
          </draw:text-box>
        </draw:frame>
        <draw:frame draw:style-name="gr10" draw:text-style-name="P10" draw:layer="layout" svg:width="15.621cm" svg:height="1.673cm" svg:x="7.223cm" svg:y="16.24cm">
          <draw:text-box>
            <text:p>Example: Couchbase Server-Cluster for Produc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25T12:33:46.606951000</meta:creation-date>
    <dc:date>2018-04-26T08:50:31.898438000</dc:date>
    <meta:editing-duration>PT6M4S</meta:editing-duration>
    <meta:editing-cycles>2</meta:editing-cycles>
    <meta:generator>LibreOffice/6.3.2.2$MacOSX_X86_64 LibreOffice_project/98b30e735bda24bc04ab42594c85f7fd8be07b9c</meta:generator>
    <meta:document-statistic meta:object-count="23"/>
  </office:meta>
</office:document-meta>
</file>